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5840" officeooo:paragraph-rsid="000f5840"/>
    </style:style>
    <style:style style:name="P2" style:family="paragraph" style:parent-style-name="Standard">
      <style:text-properties fo:font-size="10.5pt" officeooo:rsid="0009a97d" officeooo:paragraph-rsid="000f5840" style:font-size-asian="9.14999961853027pt" style:font-size-complex="10.5pt"/>
    </style:style>
    <style:style style:name="P3" style:family="paragraph" style:parent-style-name="Standard">
      <style:text-properties fo:font-size="12pt" officeooo:rsid="0009a97d" officeooo:paragraph-rsid="000f5840" style:font-size-asian="10.5pt" style:font-size-complex="12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f5840" officeooo:paragraph-rsid="000f5840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f5840"/>
    </style:style>
    <style:style style:name="T1" style:family="text">
      <style:text-properties fo:color="#000000" style:font-name="Consolas" fo:font-size="10pt" style:font-size-asian="10pt"/>
    </style:style>
    <style:style style:name="T2" style:family="text">
      <style:text-properties fo:color="#6a3e3e" style:font-name="Consolas" fo:font-size="10pt" style:font-size-asian="10pt"/>
    </style:style>
    <style:style style:name="T3" style:family="text">
      <style:text-properties fo:color="#2a00ff" style:font-name="Consolas" fo:font-size="10pt" style:font-size-asian="10pt"/>
    </style:style>
    <style:style style:name="T4" style:family="text">
      <style:text-properties fo:color="#2a00ff" style:font-name="Consolas" fo:font-size="10pt" fo:font-style="italic" style:font-size-asian="10pt" style:font-style-asian="italic"/>
    </style:style>
    <style:style style:name="T5" style:family="text">
      <style:text-properties fo:color="#7f0055" style:font-name="Consolas" fo:font-size="10pt" fo:font-weight="bold" style:font-size-asian="10pt" style:font-weight-asian="bold"/>
    </style:style>
    <style:style style:name="T6" style:family="text">
      <style:text-properties fo:color="#008080" style:font-name="Consolas" fo:font-size="10pt" style:font-size-asian="10pt"/>
    </style:style>
    <style:style style:name="T7" style:family="text">
      <style:text-properties fo:color="#008080" style:font-name="Consolas"/>
    </style:style>
    <style:style style:name="T8" style:family="text">
      <style:text-properties fo:color="#3f7f7f" style:font-name="Consolas" fo:font-size="10pt" style:font-size-asian="10pt" fo:background-color="#d4d4d4"/>
    </style:style>
    <style:style style:name="T9" style:family="text">
      <style:text-properties fo:color="#3f7f7f" style:font-name="Consolas" fo:font-size="10pt" style:font-size-asian="10pt"/>
    </style:style>
    <style:style style:name="T10" style:family="text">
      <style:text-properties style:font-name="Consolas" fo:font-size="10pt" style:font-size-asian="10pt"/>
    </style:style>
    <style:style style:name="T11" style:family="text">
      <style:text-properties fo:color="#7f007f" style:font-name="Consolas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3"><text:span text:style-name="T7">html:</text:span></text:p>
      <text:p text:style-name="P2"><text:span text:style-name="T6">&lt;</text:span><text:span text:style-name="T8">form</text:span><text:span text:style-name="T10"> </text:span><text:span text:style-name="T11">action</text:span><text:span text:style-name="T1">=</text:span><text:span text:style-name="T4">"LoginServlet"</text:span><text:span text:style-name="T6">&gt;</text:span></text:p>
      <text:p text:style-name="P5"><text:span text:style-name="T1">Login Name: </text:span><text:span text:style-name="T6">&lt;</text:span><text:span text:style-name="T9">input</text:span><text:span text:style-name="T10"> </text:span><text:span text:style-name="T11">type</text:span><text:span text:style-name="T1">=</text:span><text:span text:style-name="T4">"text"</text:span><text:span text:style-name="T10"> </text:span><text:span text:style-name="T11">name</text:span><text:span text:style-name="T1">=</text:span><text:span text:style-name="T4">"name"</text:span><text:span text:style-name="T6">&gt;&lt;</text:span><text:span text:style-name="T9">br</text:span><text:span text:style-name="T6">&gt;</text:span></text:p>
      <text:p text:style-name="P5"><text:span text:style-name="T1">Password: </text:span><text:span text:style-name="T6">&lt;</text:span><text:span text:style-name="T9">input</text:span><text:span text:style-name="T10"> </text:span><text:span text:style-name="T11">type</text:span><text:span text:style-name="T1">=</text:span><text:span text:style-name="T10"> </text:span><text:span text:style-name="T4">"password"</text:span><text:span text:style-name="T10"> </text:span><text:span text:style-name="T11">name</text:span><text:span text:style-name="T1">=</text:span><text:span text:style-name="T4">"pass"</text:span><text:span text:style-name="T6">&gt;&lt;</text:span><text:span text:style-name="T9">br</text:span><text:span text:style-name="T6">&gt;</text:span></text:p>
      <text:p text:style-name="P5"><text:span text:style-name="T6">&lt;</text:span><text:span text:style-name="T9">input</text:span><text:span text:style-name="T10"> </text:span><text:span text:style-name="T11">type</text:span><text:span text:style-name="T10"> </text:span><text:span text:style-name="T1">=</text:span><text:span text:style-name="T4">"submit"</text:span><text:span text:style-name="T10"> </text:span><text:span text:style-name="T11">value</text:span><text:span text:style-name="T10"> </text:span><text:span text:style-name="T1">=</text:span><text:span text:style-name="T10"> </text:span><text:span text:style-name="T4">"OK"</text:span><text:span text:style-name="T6">&gt;</text:span></text:p>
      <text:p text:style-name="P2"><text:span text:style-name="T6">&lt;/</text:span><text:span text:style-name="T8">form</text:span><text:span text:style-name="T6">&gt;</text:span></text:p>
      <text:p text:style-name="P1">servlet.</text:p>
      <text:p text:style-name="P5"><text:span text:style-name="T1"><text:s/>PrintWriter </text:span><text:span text:style-name="T2">out</text:span><text:span text:style-name="T1"> = </text:span><text:span text:style-name="T2">response</text:span><text:span text:style-name="T1">.getWriter();</text:span></text:p>
      <text:p text:style-name="P5"><text:span text:style-name="T1"><text:tab/><text:tab/> String </text:span><text:span text:style-name="T2">name</text:span><text:span text:style-name="T1"> = </text:span><text:span text:style-name="T2">request</text:span><text:span text:style-name="T1">.getParameter(</text:span><text:span text:style-name="T3">"name"</text:span><text:span text:style-name="T1">);</text:span></text:p>
      <text:p text:style-name="P5"><text:span text:style-name="T1"><text:tab/><text:tab/> String </text:span><text:span text:style-name="T2">pass</text:span><text:span text:style-name="T1"> = </text:span><text:span text:style-name="T2">request</text:span><text:span text:style-name="T1">.getParameter(</text:span><text:span text:style-name="T3">"pass"</text:span><text:span text:style-name="T1">);</text:span></text:p>
      <text:p text:style-name="P5"><text:span text:style-name="T1"><text:tab/><text:tab/> </text:span><text:span text:style-name="T5">if</text:span><text:span text:style-name="T1">(</text:span><text:span text:style-name="T2">name</text:span><text:span text:style-name="T1">.equals(</text:span><text:span text:style-name="T3">"sa"</text:span><text:span text:style-name="T1">)&amp;&amp; </text:span><text:span text:style-name="T2">pass</text:span><text:span text:style-name="T1">.equals(</text:span><text:span text:style-name="T3">"pass@123"</text:span><text:span text:style-name="T1">)){</text:span></text:p>
      <text:p text:style-name="P5"><text:span text:style-name="T1"><text:tab/><text:tab/><text:tab/> </text:span><text:span text:style-name="T2">out</text:span><text:span text:style-name="T1">.println(</text:span><text:span text:style-name="T3">"&lt;font size=2000&gt;Valid User&lt;/font&gt;"</text:span><text:span text:style-name="T1">);</text:span></text:p>
      <text:p text:style-name="P5"><text:span text:style-name="T1"><text:tab/><text:tab/> }</text:span><text:span text:style-name="T5">else</text:span><text:span text:style-name="T1">{</text:span></text:p>
      <text:p text:style-name="P5"><text:span text:style-name="T1"><text:tab/><text:tab/><text:tab/> </text:span><text:span text:style-name="T2">out</text:span><text:span text:style-name="T1">.println(</text:span><text:span text:style-name="T3">"&lt;font color=arun font size=1000&gt;Invaild User&lt;/font&gt;"</text:span><text:span text:style-name="T1">);</text:span></text:p>
      <text:p text:style-name="P4"><text:span text:style-name="T1"><text:tab/><text:tab/> 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8S</meta:editing-duration>
    <meta:editing-cycles>3</meta:editing-cycles>
    <meta:generator>LibreOffice/5.0.5.2$Windows_X86_64 LibreOffice_project/55b006a02d247b5f7215fc6ea0fde844b30035b3</meta:generator>
    <dc:date>2019-06-05T16:45:13.478000000</dc:date>
    <meta:document-statistic meta:table-count="0" meta:image-count="0" meta:object-count="0" meta:page-count="1" meta:paragraph-count="16" meta:word-count="46" meta:character-count="502" meta:non-whitespace-character-count="448"/>
    <meta:user-defined meta:name="Info 1"/>
    <meta:user-defined meta:name="Info 2"/>
    <meta:user-defined meta:name="Info 3"/>
    <meta:user-defined meta:name="Info 4"/>
  </office:meta>
</office:document-meta>
</file>